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5"/>
    <style:style style:name="P9"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style:font-size-complex="12pt"/>
    </style:style>
    <style:style style:name="T3" style:family="text">
      <style:text-properties style:font-size-complex="12pt" style:font-weight-complex="bold"/>
    </style:style>
    <style:style style:name="T4" style:family="text">
      <style:text-properties fo:font-weight="bold" style:font-weight-asian="bold" style:font-size-complex="12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9" svg:width="6.4996in" svg:height="0.7913in" svg:x="0in" svg:y="0in">
        <draw:image xlink:href="Pictures/10000000000003640000006A7BF1596B.png" xlink:type="simple" xlink:show="embed" xlink:actuate="onLoad">
          <text:p/>
        </draw:image>
      </draw:frame>
      <text:p text:style-name="P7"><text:span text:style-name="T1">Front End Technologies Week 2 Coding Assignment</text:span></text:p>
      <text:p text:style-name="Standard"><text:span text:style-name="T4">Points possible:</text:span><text:span text:style-name="T2">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4">Instructions: </text:span><text:span text:style-name="T2">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4">Coding Steps:</text:span></text:p>
      <text:list xml:id="list293704256020551738" text:style-name="WWNum5">
        <text:list-item>
          <text:p text:style-name="P8"><text:span text:style-name="T2">Style the website you made last week using CSS. Below are the requirements:</text:span></text:p>
          <text:list>
            <text:list-item>
              <text:p text:style-name="P8"><text:span text:style-name="T3">Use only external CSS file (no internal or inline styling)</text:span></text:p>
            </text:list-item>
            <text:list-item>
              <text:p text:style-name="P8"><text:span text:style-name="T2">Every element must be styled</text:span></text:p>
            </text:list-item>
            <text:list-item>
              <text:p text:style-name="P8"><text:span text:style-name="T3">Create style rules using class, id, and element selectors</text:span></text:p>
            </text:list-item>
          </text:list>
        </text:list-item>
      </text:list>
      <text:p text:style-name="Standard"><text:span text:style-name="T4">Screenshots of Code:</text:span></text:p>
      <text:p text:style-name="P2"/>
      <text:p text:style-name="Standard"><text:span text:style-name="T4">Screenshots of Running Application:</text:span></text:p>
      <text:p text:style-name="P2"/>
      <text:p text:style-name="Standard"><text:span text:style-name="T4">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ListLabel_20_1" style:display-name="ListLabel 1"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3</meta:editing-cycles>
    <meta:creation-date>2020-12-23T22:51:00</meta:creation-date>
    <dc:date>2021-12-20T18:38:12.54</dc:date>
    <meta:editing-duration>PT3M16S</meta:editing-duration>
    <meta:generator>OpenOffice/4.1.9$Win32 OpenOffice.org_project/419m1$Build-9805</meta:generator>
    <meta:document-statistic meta:table-count="1" meta:image-count="0" meta:object-count="0" meta:page-count="1" meta:paragraph-count="26" meta:word-count="226" meta:character-count="13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